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3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 office:value-type="string">
            <text:p>01</text:p>
          </table:table-cell>
          <table:table-cell office:value-type="string">
            <text:p>http://linked.opendata.cz/resource/county/bn</text:p>
          </table:table-cell>
          <table:table-cell office:value-type="string">
            <text:p>Benešov</text:p>
          </table:table-cell>
          <table:table-cell table:formula="of:=IF([.D1]&lt;&gt;[.F1];&quot;ne&quot;;&quot;&quot;)">
            <text:p/>
          </table:table-cell>
          <table:table-cell office:value-type="string">
            <text:p>Benešov</text:p>
          </table:table-cell>
          <table:table-cell office:value-type="string">
            <text:p>http://linked.opendata.cz/resource/county/bn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2</text:p>
          </table:table-cell>
          <table:table-cell office:value-type="string">
            <text:p>http://linked.opendata.cz/resource/county/be</text:p>
          </table:table-cell>
          <table:table-cell office:value-type="string">
            <text:p>Beroun</text:p>
          </table:table-cell>
          <table:table-cell table:formula="of:=IF([.D2]&lt;&gt;[.F2];&quot;ne&quot;;&quot;&quot;)">
            <text:p/>
          </table:table-cell>
          <table:table-cell office:value-type="string">
            <text:p>Beroun</text:p>
          </table:table-cell>
          <table:table-cell office:value-type="string">
            <text:p>http://linked.opendata.cz/resource/county/be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1</text:p>
          </table:table-cell>
          <table:table-cell office:value-type="string">
            <text:p>http://linked.opendata.cz/resource/county/bk</text:p>
          </table:table-cell>
          <table:table-cell office:value-type="string">
            <text:p>Blansko</text:p>
          </table:table-cell>
          <table:table-cell table:formula="of:=IF([.D3]&lt;&gt;[.F3];&quot;ne&quot;;&quot;&quot;)">
            <text:p/>
          </table:table-cell>
          <table:table-cell office:value-type="string">
            <text:p>Blansko</text:p>
          </table:table-cell>
          <table:table-cell office:value-type="string">
            <text:p>http://linked.opendata.cz/resource/county/bk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string">
            <text:p>http://linked.opendata.cz/resource/county/bv</text:p>
          </table:table-cell>
          <table:table-cell office:value-type="string">
            <text:p>Břeclav</text:p>
          </table:table-cell>
          <table:table-cell table:formula="of:=IF([.D4]&lt;&gt;[.F4];&quot;ne&quot;;&quot;&quot;)">
            <text:p/>
          </table:table-cell>
          <table:table-cell office:value-type="string">
            <text:p>Břeclav</text:p>
          </table:table-cell>
          <table:table-cell office:value-type="string">
            <text:p>http://linked.opendata.cz/resource/county/bv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2</text:p>
          </table:table-cell>
          <table:table-cell office:value-type="string">
            <text:p>http://linked.opendata.cz/resource/county/bm</text:p>
          </table:table-cell>
          <table:table-cell office:value-type="string">
            <text:p>Brno město</text:p>
          </table:table-cell>
          <table:table-cell table:formula="of:=IF([.D5]&lt;&gt;[.F5];&quot;ne&quot;;&quot;&quot;)">
            <text:p/>
          </table:table-cell>
          <table:table-cell office:value-type="string">
            <text:p>Brno město</text:p>
          </table:table-cell>
          <table:table-cell office:value-type="string">
            <text:p>http://linked.opendata.cz/resource/county/bm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http://linked.opendata.cz/resource/county/bo</text:p>
          </table:table-cell>
          <table:table-cell office:value-type="string">
            <text:p>Brno venkov</text:p>
          </table:table-cell>
          <table:table-cell table:formula="of:=IF([.D6]&lt;&gt;[.F6];&quot;ne&quot;;&quot;&quot;)">
            <text:p/>
          </table:table-cell>
          <table:table-cell office:value-type="string">
            <text:p>Brno venkov</text:p>
          </table:table-cell>
          <table:table-cell office:value-type="string">
            <text:p>http://linked.opendata.cz/resource/county/bo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1</text:p>
          </table:table-cell>
          <table:table-cell office:value-type="string">
            <text:p>http://linked.opendata.cz/resource/county/br</text:p>
          </table:table-cell>
          <table:table-cell office:value-type="string">
            <text:p>Bruntál</text:p>
          </table:table-cell>
          <table:table-cell table:formula="of:=IF([.D7]&lt;&gt;[.F7];&quot;ne&quot;;&quot;&quot;)">
            <text:p/>
          </table:table-cell>
          <table:table-cell office:value-type="string">
            <text:p>Bruntál</text:p>
          </table:table-cell>
          <table:table-cell office:value-type="string">
            <text:p>http://linked.opendata.cz/resource/county/br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http://linked.opendata.cz/resource/county/cl</text:p>
          </table:table-cell>
          <table:table-cell office:value-type="string">
            <text:p>Česká Lípa</text:p>
          </table:table-cell>
          <table:table-cell table:formula="of:=IF([.D8]&lt;&gt;[.F8];&quot;ne&quot;;&quot;&quot;)">
            <text:p/>
          </table:table-cell>
          <table:table-cell office:value-type="string">
            <text:p>Česká Lípa</text:p>
          </table:table-cell>
          <table:table-cell office:value-type="string">
            <text:p>http://linked.opendata.cz/resource/county/cl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1</text:p>
          </table:table-cell>
          <table:table-cell office:value-type="string">
            <text:p>http://linked.opendata.cz/resource/county/cb</text:p>
          </table:table-cell>
          <table:table-cell office:value-type="string">
            <text:p>České Budějovice</text:p>
          </table:table-cell>
          <table:table-cell table:formula="of:=IF([.D9]&lt;&gt;[.F9];&quot;ne&quot;;&quot;&quot;)">
            <text:p/>
          </table:table-cell>
          <table:table-cell office:value-type="string">
            <text:p>České Budějovice</text:p>
          </table:table-cell>
          <table:table-cell office:value-type="string">
            <text:p>http://linked.opendata.cz/resource/county/cb</text:p>
          </table:table-cell>
        </table:table-row>
        <table:table-row table:style-name="ro1">
          <table:table-cell table:number-columns-repeated="2" office:value-type="string">
            <text:p>02</text:p>
          </table:table-cell>
          <table:table-cell office:value-type="string">
            <text:p>http://linked.opendata.cz/resource/county/ck</text:p>
          </table:table-cell>
          <table:table-cell office:value-type="string">
            <text:p>Český Krumlov</text:p>
          </table:table-cell>
          <table:table-cell table:formula="of:=IF([.D10]&lt;&gt;[.F10];&quot;ne&quot;;&quot;&quot;)">
            <text:p/>
          </table:table-cell>
          <table:table-cell office:value-type="string">
            <text:p>Český Krumlov</text:p>
          </table:table-cell>
          <table:table-cell office:value-type="string">
            <text:p>http://linked.opendata.cz/resource/county/ck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2</text:p>
          </table:table-cell>
          <table:table-cell office:value-type="string">
            <text:p>http://linked.opendata.cz/resource/county/ch</text:p>
          </table:table-cell>
          <table:table-cell office:value-type="string">
            <text:p>Cheb</text:p>
          </table:table-cell>
          <table:table-cell table:formula="of:=IF([.D11]&lt;&gt;[.F11];&quot;ne&quot;;&quot;&quot;)">
            <text:p/>
          </table:table-cell>
          <table:table-cell office:value-type="string">
            <text:p>Cheb</text:p>
          </table:table-cell>
          <table:table-cell office:value-type="string">
            <text:p>http://linked.opendata.cz/resource/county/ch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http://linked.opendata.cz/resource/county/cv</text:p>
          </table:table-cell>
          <table:table-cell office:value-type="string">
            <text:p>Chomutov</text:p>
          </table:table-cell>
          <table:table-cell table:formula="of:=IF([.D12]&lt;&gt;[.F12];&quot;ne&quot;;&quot;&quot;)">
            <text:p/>
          </table:table-cell>
          <table:table-cell office:value-type="string">
            <text:p>Chomutov</text:p>
          </table:table-cell>
          <table:table-cell office:value-type="string">
            <text:p>http://linked.opendata.cz/resource/county/cv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3</text:p>
          </table:table-cell>
          <table:table-cell office:value-type="string">
            <text:p>http://linked.opendata.cz/resource/county/cr</text:p>
          </table:table-cell>
          <table:table-cell office:value-type="string">
            <text:p>Chrudim</text:p>
          </table:table-cell>
          <table:table-cell table:formula="of:=IF([.D13]&lt;&gt;[.F13];&quot;ne&quot;;&quot;&quot;)">
            <text:p/>
          </table:table-cell>
          <table:table-cell office:value-type="string">
            <text:p>Chrudim</text:p>
          </table:table-cell>
          <table:table-cell office:value-type="string">
            <text:p>http://linked.opendata.cz/resource/county/cr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http://linked.opendata.cz/resource/county/dc</text:p>
          </table:table-cell>
          <table:table-cell office:value-type="string">
            <text:p>Děčín</text:p>
          </table:table-cell>
          <table:table-cell table:formula="of:=IF([.D14]&lt;&gt;[.F14];&quot;ne&quot;;&quot;&quot;)">
            <text:p/>
          </table:table-cell>
          <table:table-cell office:value-type="string">
            <text:p>Děčín</text:p>
          </table:table-cell>
          <table:table-cell office:value-type="string">
            <text:p>http://linked.opendata.cz/resource/county/dc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1</text:p>
          </table:table-cell>
          <table:table-cell office:value-type="string">
            <text:p>http://linked.opendata.cz/resource/county/do</text:p>
          </table:table-cell>
          <table:table-cell office:value-type="string">
            <text:p>Domažlice</text:p>
          </table:table-cell>
          <table:table-cell table:formula="of:=IF([.D15]&lt;&gt;[.F15];&quot;ne&quot;;&quot;&quot;)">
            <text:p/>
          </table:table-cell>
          <table:table-cell office:value-type="string">
            <text:p>Domažlice</text:p>
          </table:table-cell>
          <table:table-cell office:value-type="string">
            <text:p>http://linked.opendata.cz/resource/county/do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http://linked.opendata.cz/resource/county/fm</text:p>
          </table:table-cell>
          <table:table-cell office:value-type="string">
            <text:p>Frýdek-Místek</text:p>
          </table:table-cell>
          <table:table-cell table:formula="of:=IF([.D16]&lt;&gt;[.F16];&quot;ne&quot;;&quot;&quot;)">
            <text:p/>
          </table:table-cell>
          <table:table-cell office:value-type="string">
            <text:p>Frýdek-Místek</text:p>
          </table:table-cell>
          <table:table-cell office:value-type="string">
            <text:p>http://linked.opendata.cz/resource/county/fm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1</text:p>
          </table:table-cell>
          <table:table-cell office:value-type="string">
            <text:p>http://linked.opendata.cz/resource/county/hb</text:p>
          </table:table-cell>
          <table:table-cell office:value-type="string">
            <text:p>Havlíčkův Brod</text:p>
          </table:table-cell>
          <table:table-cell table:formula="of:=IF([.D17]&lt;&gt;[.F17];&quot;ne&quot;;&quot;&quot;)">
            <text:p/>
          </table:table-cell>
          <table:table-cell office:value-type="string">
            <text:p>Havlíčkův Brod</text:p>
          </table:table-cell>
          <table:table-cell office:value-type="string">
            <text:p>http://linked.opendata.cz/resource/county/hb</text:p>
          </table:table-cell>
        </table:table-row>
        <table:table-row table:style-name="ro1">
          <table:table-cell table:number-columns-repeated="2" office:value-type="string">
            <text:p>06</text:p>
          </table:table-cell>
          <table:table-cell office:value-type="string">
            <text:p>http://linked.opendata.cz/resource/county/ho</text:p>
          </table:table-cell>
          <table:table-cell office:value-type="string">
            <text:p>Hodonín</text:p>
          </table:table-cell>
          <table:table-cell table:formula="of:=IF([.D18]&lt;&gt;[.F18];&quot;ne&quot;;&quot;&quot;)">
            <text:p/>
          </table:table-cell>
          <table:table-cell office:value-type="string">
            <text:p>Hodonín</text:p>
          </table:table-cell>
          <table:table-cell office:value-type="string">
            <text:p>http://linked.opendata.cz/resource/county/ho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2</text:p>
          </table:table-cell>
          <table:table-cell office:value-type="string">
            <text:p>http://linked.opendata.cz/resource/county/hk</text:p>
          </table:table-cell>
          <table:table-cell office:value-type="string">
            <text:p>Hradec Králové</text:p>
          </table:table-cell>
          <table:table-cell table:formula="of:=IF([.D19]&lt;&gt;[.F19];&quot;ne&quot;;&quot;&quot;)">
            <text:p/>
          </table:table-cell>
          <table:table-cell office:value-type="string">
            <text:p>Hradec Králové</text:p>
          </table:table-cell>
          <table:table-cell office:value-type="string">
            <text:p>http://linked.opendata.cz/resource/county/hk</text:p>
          </table:table-cell>
        </table:table-row>
        <table:table-row table:style-name="ro1">
          <table:table-cell table:number-columns-repeated="2" office:value-type="string">
            <text:p>04</text:p>
          </table:table-cell>
          <table:table-cell office:value-type="string">
            <text:p>http://linked.opendata.cz/resource/county/jn</text:p>
          </table:table-cell>
          <table:table-cell office:value-type="string">
            <text:p>Jablonec nad Nisou</text:p>
          </table:table-cell>
          <table:table-cell table:formula="of:=IF([.D20]&lt;&gt;[.F20];&quot;ne&quot;;&quot;&quot;)">
            <text:p/>
          </table:table-cell>
          <table:table-cell office:value-type="string">
            <text:p>Jablonec nad Nisou</text:p>
          </table:table-cell>
          <table:table-cell office:value-type="string">
            <text:p>http://linked.opendata.cz/resource/county/jn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11</text:p>
          </table:table-cell>
          <table:table-cell office:value-type="string">
            <text:p>http://linked.opendata.cz/resource/county/je</text:p>
          </table:table-cell>
          <table:table-cell office:value-type="string">
            <text:p>Jeseník</text:p>
          </table:table-cell>
          <table:table-cell table:formula="of:=IF([.D21]&lt;&gt;[.F21];&quot;ne&quot;;&quot;&quot;)">
            <text:p/>
          </table:table-cell>
          <table:table-cell office:value-type="string">
            <text:p>Jeseník</text:p>
          </table:table-cell>
          <table:table-cell office:value-type="string">
            <text:p>http://linked.opendata.cz/resource/county/je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string">
            <text:p>http://linked.opendata.cz/resource/county/jc</text:p>
          </table:table-cell>
          <table:table-cell office:value-type="string">
            <text:p>Jičín</text:p>
          </table:table-cell>
          <table:table-cell table:formula="of:=IF([.D22]&lt;&gt;[.F22];&quot;ne&quot;;&quot;&quot;)">
            <text:p/>
          </table:table-cell>
          <table:table-cell office:value-type="string">
            <text:p>Jičín</text:p>
          </table:table-cell>
          <table:table-cell office:value-type="string">
            <text:p>http://linked.opendata.cz/resource/county/jc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7</text:p>
          </table:table-cell>
          <table:table-cell office:value-type="string">
            <text:p>http://linked.opendata.cz/resource/county/ji</text:p>
          </table:table-cell>
          <table:table-cell office:value-type="string">
            <text:p>Jihlava</text:p>
          </table:table-cell>
          <table:table-cell table:formula="of:=IF([.D23]&lt;&gt;[.F23];&quot;ne&quot;;&quot;&quot;)">
            <text:p/>
          </table:table-cell>
          <table:table-cell office:value-type="string">
            <text:p>Jihlava</text:p>
          </table:table-cell>
          <table:table-cell office:value-type="string">
            <text:p>http://linked.opendata.cz/resource/county/ji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http://linked.opendata.cz/resource/county/jh</text:p>
          </table:table-cell>
          <table:table-cell office:value-type="string">
            <text:p>Jindřichův Hradec</text:p>
          </table:table-cell>
          <table:table-cell table:formula="of:=IF([.D24]&lt;&gt;[.F24];&quot;ne&quot;;&quot;&quot;)">
            <text:p/>
          </table:table-cell>
          <table:table-cell office:value-type="string">
            <text:p>Jindřichův Hradec</text:p>
          </table:table-cell>
          <table:table-cell office:value-type="string">
            <text:p>http://linked.opendata.cz/resource/county/jh</text:p>
          </table:table-cell>
        </table:table-row>
        <table:table-row table:style-name="ro1">
          <table:table-cell table:number-columns-repeated="2" office:value-type="string">
            <text:p>03</text:p>
          </table:table-cell>
          <table:table-cell office:value-type="string">
            <text:p>http://linked.opendata.cz/resource/county/kv</text:p>
          </table:table-cell>
          <table:table-cell office:value-type="string">
            <text:p>Karlovy Vary</text:p>
          </table:table-cell>
          <table:table-cell table:formula="of:=IF([.D25]&lt;&gt;[.F25];&quot;ne&quot;;&quot;&quot;)">
            <text:p/>
          </table:table-cell>
          <table:table-cell office:value-type="string">
            <text:p>Karlovy Vary</text:p>
          </table:table-cell>
          <table:table-cell office:value-type="string">
            <text:p>http://linked.opendata.cz/resource/county/kv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http://linked.opendata.cz/resource/county/ki</text:p>
          </table:table-cell>
          <table:table-cell office:value-type="string">
            <text:p>Karviná</text:p>
          </table:table-cell>
          <table:table-cell table:formula="of:=IF([.D26]&lt;&gt;[.F26];&quot;ne&quot;;&quot;&quot;)">
            <text:p/>
          </table:table-cell>
          <table:table-cell office:value-type="string">
            <text:p>Karviná</text:p>
          </table:table-cell>
          <table:table-cell office:value-type="string">
            <text:p>http://linked.opendata.cz/resource/county/ki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3</text:p>
          </table:table-cell>
          <table:table-cell office:value-type="string">
            <text:p>http://linked.opendata.cz/resource/county/kl</text:p>
          </table:table-cell>
          <table:table-cell office:value-type="string">
            <text:p>Kladno</text:p>
          </table:table-cell>
          <table:table-cell table:formula="of:=IF([.D27]&lt;&gt;[.F27];&quot;ne&quot;;&quot;&quot;)">
            <text:p/>
          </table:table-cell>
          <table:table-cell office:value-type="string">
            <text:p>Kladno</text:p>
          </table:table-cell>
          <table:table-cell office:value-type="string">
            <text:p>http://linked.opendata.cz/resource/county/kl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http://linked.opendata.cz/resource/county/kt</text:p>
          </table:table-cell>
          <table:table-cell office:value-type="string">
            <text:p>Klatovy</text:p>
          </table:table-cell>
          <table:table-cell table:formula="of:=IF([.D28]&lt;&gt;[.F28];&quot;ne&quot;;&quot;&quot;)">
            <text:p/>
          </table:table-cell>
          <table:table-cell office:value-type="string">
            <text:p>Klatovy</text:p>
          </table:table-cell>
          <table:table-cell office:value-type="string">
            <text:p>http://linked.opendata.cz/resource/county/kt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string">
            <text:p>http://linked.opendata.cz/resource/county/ko</text:p>
          </table:table-cell>
          <table:table-cell office:value-type="string">
            <text:p>Kolín</text:p>
          </table:table-cell>
          <table:table-cell table:formula="of:=IF([.D29]&lt;&gt;[.F29];&quot;ne&quot;;&quot;&quot;)">
            <text:p/>
          </table:table-cell>
          <table:table-cell office:value-type="string">
            <text:p>Kolín</text:p>
          </table:table-cell>
          <table:table-cell office:value-type="string">
            <text:p>http://linked.opendata.cz/resource/county/ko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8</text:p>
          </table:table-cell>
          <table:table-cell office:value-type="string">
            <text:p>http://linked.opendata.cz/resource/county/km</text:p>
          </table:table-cell>
          <table:table-cell office:value-type="string">
            <text:p>Kroměříž</text:p>
          </table:table-cell>
          <table:table-cell table:formula="of:=IF([.D30]&lt;&gt;[.F30];&quot;ne&quot;;&quot;&quot;)">
            <text:p/>
          </table:table-cell>
          <table:table-cell office:value-type="string">
            <text:p>Kroměříž</text:p>
          </table:table-cell>
          <table:table-cell office:value-type="string">
            <text:p>http://linked.opendata.cz/resource/county/km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5</text:p>
          </table:table-cell>
          <table:table-cell office:value-type="string">
            <text:p>http://linked.opendata.cz/resource/county/kh</text:p>
          </table:table-cell>
          <table:table-cell office:value-type="string">
            <text:p>Kutná Hora</text:p>
          </table:table-cell>
          <table:table-cell table:formula="of:=IF([.D31]&lt;&gt;[.F31];&quot;ne&quot;;&quot;&quot;)">
            <text:p/>
          </table:table-cell>
          <table:table-cell office:value-type="string">
            <text:p>Kutná Hora</text:p>
          </table:table-cell>
          <table:table-cell office:value-type="string">
            <text:p>http://linked.opendata.cz/resource/county/kh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5</text:p>
          </table:table-cell>
          <table:table-cell office:value-type="string">
            <text:p>http://linked.opendata.cz/resource/county/lb</text:p>
          </table:table-cell>
          <table:table-cell office:value-type="string">
            <text:p>Liberec</text:p>
          </table:table-cell>
          <table:table-cell table:formula="of:=IF([.D32]&lt;&gt;[.F32];&quot;ne&quot;;&quot;&quot;)">
            <text:p/>
          </table:table-cell>
          <table:table-cell office:value-type="string">
            <text:p>Liberec</text:p>
          </table:table-cell>
          <table:table-cell office:value-type="string">
            <text:p>http://linked.opendata.cz/resource/county/lb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6</text:p>
          </table:table-cell>
          <table:table-cell office:value-type="string">
            <text:p>http://linked.opendata.cz/resource/county/lt</text:p>
          </table:table-cell>
          <table:table-cell office:value-type="string">
            <text:p>Litoměřice</text:p>
          </table:table-cell>
          <table:table-cell table:formula="of:=IF([.D33]&lt;&gt;[.F33];&quot;ne&quot;;&quot;&quot;)">
            <text:p/>
          </table:table-cell>
          <table:table-cell office:value-type="string">
            <text:p>Litoměřice</text:p>
          </table:table-cell>
          <table:table-cell office:value-type="string">
            <text:p>http://linked.opendata.cz/resource/county/lt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7</text:p>
          </table:table-cell>
          <table:table-cell office:value-type="string">
            <text:p>http://linked.opendata.cz/resource/county/ln</text:p>
          </table:table-cell>
          <table:table-cell office:value-type="string">
            <text:p>Louny</text:p>
          </table:table-cell>
          <table:table-cell table:formula="of:=IF([.D34]&lt;&gt;[.F34];&quot;ne&quot;;&quot;&quot;)">
            <text:p/>
          </table:table-cell>
          <table:table-cell office:value-type="string">
            <text:p>Louny</text:p>
          </table:table-cell>
          <table:table-cell office:value-type="string">
            <text:p>http://linked.opendata.cz/resource/county/ln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http://linked.opendata.cz/resource/county/me</text:p>
          </table:table-cell>
          <table:table-cell office:value-type="string">
            <text:p>Mělník</text:p>
          </table:table-cell>
          <table:table-cell table:formula="of:=IF([.D35]&lt;&gt;[.F35];&quot;ne&quot;;&quot;&quot;)">
            <text:p/>
          </table:table-cell>
          <table:table-cell office:value-type="string">
            <text:p>Mělník</text:p>
          </table:table-cell>
          <table:table-cell office:value-type="string">
            <text:p>http://linked.opendata.cz/resource/county/me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7</text:p>
          </table:table-cell>
          <table:table-cell office:value-type="string">
            <text:p>http://linked.opendata.cz/resource/county/mb</text:p>
          </table:table-cell>
          <table:table-cell office:value-type="string">
            <text:p>Mladá Boleslav</text:p>
          </table:table-cell>
          <table:table-cell table:formula="of:=IF([.D36]&lt;&gt;[.F36];&quot;ne&quot;;&quot;&quot;)">
            <text:p/>
          </table:table-cell>
          <table:table-cell office:value-type="string">
            <text:p>Mladá Boleslav</text:p>
          </table:table-cell>
          <table:table-cell office:value-type="string">
            <text:p>http://linked.opendata.cz/resource/county/mb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8</text:p>
          </table:table-cell>
          <table:table-cell office:value-type="string">
            <text:p>http://linked.opendata.cz/resource/county/mo</text:p>
          </table:table-cell>
          <table:table-cell office:value-type="string">
            <text:p>Most</text:p>
          </table:table-cell>
          <table:table-cell table:formula="of:=IF([.D37]&lt;&gt;[.F37];&quot;ne&quot;;&quot;&quot;)">
            <text:p/>
          </table:table-cell>
          <table:table-cell office:value-type="string">
            <text:p>Most</text:p>
          </table:table-cell>
          <table:table-cell office:value-type="string">
            <text:p>http://linked.opendata.cz/resource/county/mo</text:p>
          </table:table-cell>
        </table:table-row>
        <table:table-row table:style-name="ro1">
          <table:table-cell table:number-columns-repeated="2" office:value-type="string">
            <text:p>05</text:p>
          </table:table-cell>
          <table:table-cell office:value-type="string">
            <text:p>http://linked.opendata.cz/resource/county/na</text:p>
          </table:table-cell>
          <table:table-cell office:value-type="string">
            <text:p>Náchod</text:p>
          </table:table-cell>
          <table:table-cell table:formula="of:=IF([.D38]&lt;&gt;[.F38];&quot;ne&quot;;&quot;&quot;)">
            <text:p/>
          </table:table-cell>
          <table:table-cell office:value-type="string">
            <text:p>Náchod</text:p>
          </table:table-cell>
          <table:table-cell office:value-type="string">
            <text:p>http://linked.opendata.cz/resource/county/na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string">
            <text:p>http://linked.opendata.cz/resource/county/nj</text:p>
          </table:table-cell>
          <table:table-cell office:value-type="string">
            <text:p>Nový Jičín</text:p>
          </table:table-cell>
          <table:table-cell table:formula="of:=IF([.D39]&lt;&gt;[.F39];&quot;ne&quot;;&quot;&quot;)">
            <text:p/>
          </table:table-cell>
          <table:table-cell office:value-type="string">
            <text:p>Nový Jičín</text:p>
          </table:table-cell>
          <table:table-cell office:value-type="string">
            <text:p>http://linked.opendata.cz/resource/county/nj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8</text:p>
          </table:table-cell>
          <table:table-cell office:value-type="string">
            <text:p>http://linked.opendata.cz/resource/county/nb</text:p>
          </table:table-cell>
          <table:table-cell office:value-type="string">
            <text:p>Nymburk</text:p>
          </table:table-cell>
          <table:table-cell table:formula="of:=IF([.D40]&lt;&gt;[.F40];&quot;ne&quot;;&quot;&quot;)">
            <text:p/>
          </table:table-cell>
          <table:table-cell office:value-type="string">
            <text:p>Nymburk</text:p>
          </table:table-cell>
          <table:table-cell office:value-type="string">
            <text:p>http://linked.opendata.cz/resource/county/nb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5</text:p>
          </table:table-cell>
          <table:table-cell office:value-type="string">
            <text:p>http://linked.opendata.cz/resource/county/ol</text:p>
          </table:table-cell>
          <table:table-cell office:value-type="string">
            <text:p>Olomouc</text:p>
          </table:table-cell>
          <table:table-cell table:formula="of:=IF([.D41]&lt;&gt;[.F41];&quot;ne&quot;;&quot;&quot;)">
            <text:p/>
          </table:table-cell>
          <table:table-cell office:value-type="string">
            <text:p>Olomouc</text:p>
          </table:table-cell>
          <table:table-cell office:value-type="string">
            <text:p>http://linked.opendata.cz/resource/county/ol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6</text:p>
          </table:table-cell>
          <table:table-cell office:value-type="string">
            <text:p>http://linked.opendata.cz/resource/county/op</text:p>
          </table:table-cell>
          <table:table-cell office:value-type="string">
            <text:p>Opava</text:p>
          </table:table-cell>
          <table:table-cell table:formula="of:=IF([.D42]&lt;&gt;[.F42];&quot;ne&quot;;&quot;&quot;)">
            <text:p/>
          </table:table-cell>
          <table:table-cell office:value-type="string">
            <text:p>Opava</text:p>
          </table:table-cell>
          <table:table-cell office:value-type="string">
            <text:p>http://linked.opendata.cz/resource/county/op</text:p>
          </table:table-cell>
        </table:table-row>
        <table:table-row table:style-name="ro1">
          <table:table-cell table:number-columns-repeated="2" office:value-type="string">
            <text:p>07</text:p>
          </table:table-cell>
          <table:table-cell office:value-type="string">
            <text:p>http://linked.opendata.cz/resource/county/ov</text:p>
          </table:table-cell>
          <table:table-cell office:value-type="string">
            <text:p>Ostrava</text:p>
          </table:table-cell>
          <table:table-cell table:formula="of:=IF([.D43]&lt;&gt;[.F43];&quot;ne&quot;;&quot;&quot;)">
            <text:p/>
          </table:table-cell>
          <table:table-cell office:value-type="string">
            <text:p>Ostrava</text:p>
          </table:table-cell>
          <table:table-cell office:value-type="string">
            <text:p>http://linked.opendata.cz/resource/county/ov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6</text:p>
          </table:table-cell>
          <table:table-cell office:value-type="string">
            <text:p>http://linked.opendata.cz/resource/county/pu</text:p>
          </table:table-cell>
          <table:table-cell office:value-type="string">
            <text:p>Pardubice</text:p>
          </table:table-cell>
          <table:table-cell table:formula="of:=IF([.D44]&lt;&gt;[.F44];&quot;ne&quot;;&quot;&quot;)">
            <text:p/>
          </table:table-cell>
          <table:table-cell office:value-type="string">
            <text:p>Pardubice</text:p>
          </table:table-cell>
          <table:table-cell office:value-type="string">
            <text:p>http://linked.opendata.cz/resource/county/pu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4</text:p>
          </table:table-cell>
          <table:table-cell office:value-type="string">
            <text:p>http://linked.opendata.cz/resource/county/pe</text:p>
          </table:table-cell>
          <table:table-cell office:value-type="string">
            <text:p>Pelhřimov</text:p>
          </table:table-cell>
          <table:table-cell table:formula="of:=IF([.D45]&lt;&gt;[.F45];&quot;ne&quot;;&quot;&quot;)">
            <text:p/>
          </table:table-cell>
          <table:table-cell office:value-type="string">
            <text:p>Pelhřimov</text:p>
          </table:table-cell>
          <table:table-cell office:value-type="string">
            <text:p>http://linked.opendata.cz/resource/county/pe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5</text:p>
          </table:table-cell>
          <table:table-cell office:value-type="string">
            <text:p>http://linked.opendata.cz/resource/county/pi</text:p>
          </table:table-cell>
          <table:table-cell office:value-type="string">
            <text:p>Písek</text:p>
          </table:table-cell>
          <table:table-cell table:formula="of:=IF([.D46]&lt;&gt;[.F46];&quot;ne&quot;;&quot;&quot;)">
            <text:p/>
          </table:table-cell>
          <table:table-cell office:value-type="string">
            <text:p>Písek</text:p>
          </table:table-cell>
          <table:table-cell office:value-type="string">
            <text:p>http://linked.opendata.cz/resource/county/pi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6</text:p>
          </table:table-cell>
          <table:table-cell office:value-type="string">
            <text:p>http://linked.opendata.cz/resource/county/pj</text:p>
          </table:table-cell>
          <table:table-cell office:value-type="string">
            <text:p>Plzeň jih</text:p>
          </table:table-cell>
          <table:table-cell table:formula="of:=IF([.D47]&lt;&gt;[.F47];&quot;ne&quot;;&quot;&quot;)">
            <text:p/>
          </table:table-cell>
          <table:table-cell office:value-type="string">
            <text:p>Plzeň jih</text:p>
          </table:table-cell>
          <table:table-cell office:value-type="string">
            <text:p>http://linked.opendata.cz/resource/county/pj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5</text:p>
          </table:table-cell>
          <table:table-cell office:value-type="string">
            <text:p>http://linked.opendata.cz/resource/county/pm</text:p>
          </table:table-cell>
          <table:table-cell office:value-type="string">
            <text:p>Plzeň město</text:p>
          </table:table-cell>
          <table:table-cell table:formula="of:=IF([.D48]&lt;&gt;[.F48];&quot;ne&quot;;&quot;&quot;)">
            <text:p/>
          </table:table-cell>
          <table:table-cell office:value-type="string">
            <text:p>Plzeň město</text:p>
          </table:table-cell>
          <table:table-cell office:value-type="string">
            <text:p>http://linked.opendata.cz/resource/county/pm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http://linked.opendata.cz/resource/county/ps</text:p>
          </table:table-cell>
          <table:table-cell office:value-type="string">
            <text:p>Plzeň sever</text:p>
          </table:table-cell>
          <table:table-cell table:formula="of:=IF([.D49]&lt;&gt;[.F49];&quot;ne&quot;;&quot;&quot;)">
            <text:p/>
          </table:table-cell>
          <table:table-cell office:value-type="string">
            <text:p>Plzeň sever</text:p>
          </table:table-cell>
          <table:table-cell office:value-type="string">
            <text:p>http://linked.opendata.cz/resource/county/ps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6</text:p>
          </table:table-cell>
          <table:table-cell office:value-type="string">
            <text:p>http://linked.opendata.cz/resource/county/pt</text:p>
          </table:table-cell>
          <table:table-cell office:value-type="string">
            <text:p>Prachatice</text:p>
          </table:table-cell>
          <table:table-cell table:formula="of:=IF([.D50]&lt;&gt;[.F50];&quot;ne&quot;;&quot;&quot;)">
            <text:p/>
          </table:table-cell>
          <table:table-cell office:value-type="string">
            <text:p>Prachatice</text:p>
          </table:table-cell>
          <table:table-cell office:value-type="string">
            <text:p>http://linked.opendata.cz/resource/county/pt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8</text:p>
          </table:table-cell>
          <table:table-cell office:value-type="string">
            <text:p>http://linked.opendata.cz/resource/county/pr</text:p>
          </table:table-cell>
          <table:table-cell office:value-type="string">
            <text:p>Přerov</text:p>
          </table:table-cell>
          <table:table-cell table:formula="of:=IF([.D51]&lt;&gt;[.F51];&quot;ne&quot;;&quot;&quot;)">
            <text:p/>
          </table:table-cell>
          <table:table-cell office:value-type="string">
            <text:p>Přerov</text:p>
          </table:table-cell>
          <table:table-cell office:value-type="string">
            <text:p>http://linked.opendata.cz/resource/county/pr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http://linked.opendata.cz/resource/county/pb</text:p>
          </table:table-cell>
          <table:table-cell office:value-type="string">
            <text:p>Příbram</text:p>
          </table:table-cell>
          <table:table-cell table:formula="of:=IF([.D52]&lt;&gt;[.F52];&quot;ne&quot;;&quot;&quot;)">
            <text:p/>
          </table:table-cell>
          <table:table-cell office:value-type="string">
            <text:p>Příbram</text:p>
          </table:table-cell>
          <table:table-cell office:value-type="string">
            <text:p>http://linked.opendata.cz/resource/county/pb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12</text:p>
          </table:table-cell>
          <table:table-cell office:value-type="string">
            <text:p>http://linked.opendata.cz/resource/county/pv</text:p>
          </table:table-cell>
          <table:table-cell office:value-type="string">
            <text:p>Prostějov</text:p>
          </table:table-cell>
          <table:table-cell table:formula="of:=IF([.D53]&lt;&gt;[.F53];&quot;ne&quot;;&quot;&quot;)">
            <text:p/>
          </table:table-cell>
          <table:table-cell office:value-type="string">
            <text:p>Prostějov</text:p>
          </table:table-cell>
          <table:table-cell office:value-type="string">
            <text:p>http://linked.opendata.cz/resource/county/pv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http://linked.opendata.cz/resource/county/ra</text:p>
          </table:table-cell>
          <table:table-cell office:value-type="string">
            <text:p>Rakovník</text:p>
          </table:table-cell>
          <table:table-cell table:formula="of:=IF([.D54]&lt;&gt;[.F54];&quot;ne&quot;;&quot;&quot;)">
            <text:p/>
          </table:table-cell>
          <table:table-cell office:value-type="string">
            <text:p>Rakovník</text:p>
          </table:table-cell>
          <table:table-cell office:value-type="string">
            <text:p>http://linked.opendata.cz/resource/county/ra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8</text:p>
          </table:table-cell>
          <table:table-cell office:value-type="string">
            <text:p>http://linked.opendata.cz/resource/county/ro</text:p>
          </table:table-cell>
          <table:table-cell office:value-type="string">
            <text:p>Rokycany</text:p>
          </table:table-cell>
          <table:table-cell table:formula="of:=IF([.D55]&lt;&gt;[.F55];&quot;ne&quot;;&quot;&quot;)">
            <text:p/>
          </table:table-cell>
          <table:table-cell office:value-type="string">
            <text:p>Rokycany</text:p>
          </table:table-cell>
          <table:table-cell office:value-type="string">
            <text:p>http://linked.opendata.cz/resource/county/ro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7</text:p>
          </table:table-cell>
          <table:table-cell office:value-type="string">
            <text:p>http://linked.opendata.cz/resource/county/rk</text:p>
          </table:table-cell>
          <table:table-cell office:value-type="string">
            <text:p>Rychnov nad Kněžnou</text:p>
          </table:table-cell>
          <table:table-cell table:formula="of:=IF([.D56]&lt;&gt;[.F56];&quot;ne&quot;;&quot;&quot;)">
            <text:p/>
          </table:table-cell>
          <table:table-cell office:value-type="string">
            <text:p>Rychnov nad Kněžnou</text:p>
          </table:table-cell>
          <table:table-cell office:value-type="string">
            <text:p>http://linked.opendata.cz/resource/county/rk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8</text:p>
          </table:table-cell>
          <table:table-cell office:value-type="string">
            <text:p>http://linked.opendata.cz/resource/county/sm</text:p>
          </table:table-cell>
          <table:table-cell office:value-type="string">
            <text:p>Semily</text:p>
          </table:table-cell>
          <table:table-cell table:formula="of:=IF([.D57]&lt;&gt;[.F57];&quot;ne&quot;;&quot;&quot;)">
            <text:p/>
          </table:table-cell>
          <table:table-cell office:value-type="string">
            <text:p>Semily</text:p>
          </table:table-cell>
          <table:table-cell office:value-type="string">
            <text:p>http://linked.opendata.cz/resource/county/sm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9</text:p>
          </table:table-cell>
          <table:table-cell office:value-type="string">
            <text:p>http://linked.opendata.cz/resource/county/so</text:p>
          </table:table-cell>
          <table:table-cell office:value-type="string">
            <text:p>Sokolov</text:p>
          </table:table-cell>
          <table:table-cell table:formula="of:=IF([.D58]&lt;&gt;[.F58];&quot;ne&quot;;&quot;&quot;)">
            <text:p/>
          </table:table-cell>
          <table:table-cell office:value-type="string">
            <text:p>Sokolov</text:p>
          </table:table-cell>
          <table:table-cell office:value-type="string">
            <text:p>http://linked.opendata.cz/resource/county/so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7</text:p>
          </table:table-cell>
          <table:table-cell office:value-type="string">
            <text:p>http://linked.opendata.cz/resource/county/st</text:p>
          </table:table-cell>
          <table:table-cell office:value-type="string">
            <text:p>Strakonice</text:p>
          </table:table-cell>
          <table:table-cell table:formula="of:=IF([.D59]&lt;&gt;[.F59];&quot;ne&quot;;&quot;&quot;)">
            <text:p/>
          </table:table-cell>
          <table:table-cell office:value-type="string">
            <text:p>Strakonice</text:p>
          </table:table-cell>
          <table:table-cell office:value-type="string">
            <text:p>http://linked.opendata.cz/resource/county/st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9</text:p>
          </table:table-cell>
          <table:table-cell office:value-type="string">
            <text:p>http://linked.opendata.cz/resource/county/su</text:p>
          </table:table-cell>
          <table:table-cell office:value-type="string">
            <text:p>Šumperk</text:p>
          </table:table-cell>
          <table:table-cell table:formula="of:=IF([.D60]&lt;&gt;[.F60];&quot;ne&quot;;&quot;&quot;)">
            <text:p/>
          </table:table-cell>
          <table:table-cell office:value-type="string">
            <text:p>Šumperk</text:p>
          </table:table-cell>
          <table:table-cell office:value-type="string">
            <text:p>http://linked.opendata.cz/resource/county/su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9</text:p>
          </table:table-cell>
          <table:table-cell office:value-type="string">
            <text:p>http://linked.opendata.cz/resource/county/sy</text:p>
          </table:table-cell>
          <table:table-cell office:value-type="string">
            <text:p>Svitavy</text:p>
          </table:table-cell>
          <table:table-cell table:formula="of:=IF([.D61]&lt;&gt;[.F61];&quot;ne&quot;;&quot;&quot;)">
            <text:p/>
          </table:table-cell>
          <table:table-cell office:value-type="string">
            <text:p>Svitavy</text:p>
          </table:table-cell>
          <table:table-cell office:value-type="string">
            <text:p>http://linked.opendata.cz/resource/county/sy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http://linked.opendata.cz/resource/county/ta</text:p>
          </table:table-cell>
          <table:table-cell office:value-type="string">
            <text:p>Tábor</text:p>
          </table:table-cell>
          <table:table-cell table:formula="of:=IF([.D62]&lt;&gt;[.F62];&quot;ne&quot;;&quot;&quot;)">
            <text:p/>
          </table:table-cell>
          <table:table-cell office:value-type="string">
            <text:p>Tábor</text:p>
          </table:table-cell>
          <table:table-cell office:value-type="string">
            <text:p>http://linked.opendata.cz/resource/county/ta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http://linked.opendata.cz/resource/county/tc</text:p>
          </table:table-cell>
          <table:table-cell office:value-type="string">
            <text:p>Tachov</text:p>
          </table:table-cell>
          <table:table-cell table:formula="of:=IF([.D63]&lt;&gt;[.F63];&quot;ne&quot;;&quot;&quot;)">
            <text:p/>
          </table:table-cell>
          <table:table-cell office:value-type="string">
            <text:p>Tachov</text:p>
          </table:table-cell>
          <table:table-cell office:value-type="string">
            <text:p>http://linked.opendata.cz/resource/county/tc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9</text:p>
          </table:table-cell>
          <table:table-cell office:value-type="string">
            <text:p>http://linked.opendata.cz/resource/county/tp</text:p>
          </table:table-cell>
          <table:table-cell office:value-type="string">
            <text:p>Teplice</text:p>
          </table:table-cell>
          <table:table-cell table:formula="of:=IF([.D64]&lt;&gt;[.F64];&quot;ne&quot;;&quot;&quot;)">
            <text:p/>
          </table:table-cell>
          <table:table-cell office:value-type="string">
            <text:p>Teplice</text:p>
          </table:table-cell>
          <table:table-cell office:value-type="string">
            <text:p>http://linked.opendata.cz/resource/county/tp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0</text:p>
          </table:table-cell>
          <table:table-cell office:value-type="string">
            <text:p>http://linked.opendata.cz/resource/county/tr</text:p>
          </table:table-cell>
          <table:table-cell office:value-type="string">
            <text:p>Třebíč</text:p>
          </table:table-cell>
          <table:table-cell table:formula="of:=IF([.D65]&lt;&gt;[.F65];&quot;ne&quot;;&quot;&quot;)">
            <text:p/>
          </table:table-cell>
          <table:table-cell office:value-type="string">
            <text:p>Třebíč</text:p>
          </table:table-cell>
          <table:table-cell office:value-type="string">
            <text:p>http://linked.opendata.cz/resource/county/tr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http://linked.opendata.cz/resource/county/tu</text:p>
          </table:table-cell>
          <table:table-cell office:value-type="string">
            <text:p>Trutnov</text:p>
          </table:table-cell>
          <table:table-cell table:formula="of:=IF([.D66]&lt;&gt;[.F66];&quot;ne&quot;;&quot;&quot;)">
            <text:p/>
          </table:table-cell>
          <table:table-cell office:value-type="string">
            <text:p>Trutnov</text:p>
          </table:table-cell>
          <table:table-cell office:value-type="string">
            <text:p>http://linked.opendata.cz/resource/county/tu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1</text:p>
          </table:table-cell>
          <table:table-cell office:value-type="string">
            <text:p>http://linked.opendata.cz/resource/county/uh</text:p>
          </table:table-cell>
          <table:table-cell office:value-type="string">
            <text:p>Uherské Hradiště</text:p>
          </table:table-cell>
          <table:table-cell table:formula="of:=IF([.D67]&lt;&gt;[.F67];&quot;ne&quot;;&quot;&quot;)">
            <text:p/>
          </table:table-cell>
          <table:table-cell office:value-type="string">
            <text:p>Uherské Hradiště</text:p>
          </table:table-cell>
          <table:table-cell office:value-type="string">
            <text:p>http://linked.opendata.cz/resource/county/uh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http://linked.opendata.cz/resource/county/ul</text:p>
          </table:table-cell>
          <table:table-cell office:value-type="string">
            <text:p>Ústí nad Labem</text:p>
          </table:table-cell>
          <table:table-cell table:formula="of:=IF([.D68]&lt;&gt;[.F68];&quot;ne&quot;;&quot;&quot;)">
            <text:p/>
          </table:table-cell>
          <table:table-cell office:value-type="string">
            <text:p>Ústí nad Labem</text:p>
          </table:table-cell>
          <table:table-cell office:value-type="string">
            <text:p>http://linked.opendata.cz/resource/county/ul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11</text:p>
          </table:table-cell>
          <table:table-cell office:value-type="string">
            <text:p>http://linked.opendata.cz/resource/county/uo</text:p>
          </table:table-cell>
          <table:table-cell office:value-type="string">
            <text:p>Ústí nad Orlicí</text:p>
          </table:table-cell>
          <table:table-cell table:formula="of:=IF([.D69]&lt;&gt;[.F69];&quot;ne&quot;;&quot;&quot;)">
            <text:p/>
          </table:table-cell>
          <table:table-cell office:value-type="string">
            <text:p>Ústí nad Orlicí</text:p>
          </table:table-cell>
          <table:table-cell office:value-type="string">
            <text:p>http://linked.opendata.cz/resource/county/uo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5</text:p>
          </table:table-cell>
          <table:table-cell office:value-type="string">
            <text:p>http://linked.opendata.cz/resource/county/vs</text:p>
          </table:table-cell>
          <table:table-cell office:value-type="string">
            <text:p>Vsetín</text:p>
          </table:table-cell>
          <table:table-cell table:formula="of:=IF([.D70]&lt;&gt;[.F70];&quot;ne&quot;;&quot;&quot;)">
            <text:p/>
          </table:table-cell>
          <table:table-cell office:value-type="string">
            <text:p>Vsetín</text:p>
          </table:table-cell>
          <table:table-cell office:value-type="string">
            <text:p>http://linked.opendata.cz/resource/county/vs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http://linked.opendata.cz/resource/county/vy</text:p>
          </table:table-cell>
          <table:table-cell office:value-type="string">
            <text:p>Vyškov</text:p>
          </table:table-cell>
          <table:table-cell table:formula="of:=IF([.D71]&lt;&gt;[.F71];&quot;ne&quot;;&quot;&quot;)">
            <text:p/>
          </table:table-cell>
          <table:table-cell office:value-type="string">
            <text:p>Vyškov</text:p>
          </table:table-cell>
          <table:table-cell office:value-type="string">
            <text:p>http://linked.opendata.cz/resource/county/vy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4</text:p>
          </table:table-cell>
          <table:table-cell office:value-type="string">
            <text:p>http://linked.opendata.cz/resource/county/zr</text:p>
          </table:table-cell>
          <table:table-cell office:value-type="string">
            <text:p>Žďár nad Sázavou</text:p>
          </table:table-cell>
          <table:table-cell table:formula="of:=IF([.D72]&lt;&gt;[.F72];&quot;ne&quot;;&quot;&quot;)">
            <text:p/>
          </table:table-cell>
          <table:table-cell office:value-type="string">
            <text:p>Žďár nad Sázavou</text:p>
          </table:table-cell>
          <table:table-cell office:value-type="string">
            <text:p>http://linked.opendata.cz/resource/county/zr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5</text:p>
          </table:table-cell>
          <table:table-cell office:value-type="string">
            <text:p>http://linked.opendata.cz/resource/county/zl</text:p>
          </table:table-cell>
          <table:table-cell office:value-type="string">
            <text:p>Zlín</text:p>
          </table:table-cell>
          <table:table-cell table:formula="of:=IF([.D73]&lt;&gt;[.F73];&quot;ne&quot;;&quot;&quot;)">
            <text:p/>
          </table:table-cell>
          <table:table-cell office:value-type="string">
            <text:p>Zlín</text:p>
          </table:table-cell>
          <table:table-cell office:value-type="string">
            <text:p>http://linked.opendata.cz/resource/county/zl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http://linked.opendata.cz/resource/county/zn</text:p>
          </table:table-cell>
          <table:table-cell office:value-type="string">
            <text:p>Znojmo</text:p>
          </table:table-cell>
          <table:table-cell table:formula="of:=IF([.D74]&lt;&gt;[.F74];&quot;ne&quot;;&quot;&quot;)">
            <text:p/>
          </table:table-cell>
          <table:table-cell office:value-type="string">
            <text:p>Znojmo</text:p>
          </table:table-cell>
          <table:table-cell office:value-type="string">
            <text:p>http://linked.opendata.cz/resource/county/zn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1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75]&lt;&gt;[.F75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0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76]&lt;&gt;[.F76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2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77]&lt;&gt;[.F77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3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78]&lt;&gt;[.F78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4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79]&lt;&gt;[.F79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5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80]&lt;&gt;[.F80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6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81]&lt;&gt;[.F81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7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82]&lt;&gt;[.F82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8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83]&lt;&gt;[.F83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84]&lt;&gt;[.F84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85]&lt;&gt;[.F85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2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86]&lt;&gt;[.F86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3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87]&lt;&gt;[.F87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4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88]&lt;&gt;[.F88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2">
          <table:table-cell office:value-type="string">
            <text:p>01</text:p>
          </table:table-cell>
          <table:table-cell office:value-type="string">
            <text:p>13</text:p>
          </table:table-cell>
          <table:table-cell office:value-type="string">
            <text:p><text:a xlink:href="http://linked.opendata.cz/resource/county/ph,http://linked.opendata.cz/resource/county/pz">http://linked.opendata.cz/resource/county/ph,http://linked.opendata.cz/resource/county/pz</text:a></text:p>
          </table:table-cell>
          <table:table-cell office:value-type="string">
            <text:p>Praha venkov</text:p>
          </table:table-cell>
          <table:table-cell table:formula="of:=IF([.D89]&lt;&gt;[.F89];&quot;ne&quot;;&quot;&quot;)" office:value-type="string" office:string-value="ne">
            <text:p>ne</text:p>
          </table:table-cell>
          <table:table-cell office:value-type="string">
            <text:p>Praha východ</text:p>
          </table:table-cell>
          <table:table-cell office:value-type="string">
            <text:p>http://linked.opendata.cz/resource/county/ph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9</text:p>
          </table:table-cell>
          <table:table-cell office:value-type="string">
            <text:p>http://linked.opendata.cz/resource/county/ph</text:p>
          </table:table-cell>
          <table:table-cell office:value-type="string">
            <text:p>Praha východ</text:p>
          </table:table-cell>
          <table:table-cell table:formula="of:=IF([.D90]&lt;&gt;[.F90];&quot;ne&quot;;&quot;&quot;)" office:value-type="string" office:string-value="ne">
            <text:p>ne</text:p>
          </table:table-cell>
          <table:table-cell office:value-type="string">
            <text:p>Praha západ</text:p>
          </table:table-cell>
          <table:table-cell office:value-type="string">
            <text:p>http://linked.opendata.cz/resource/county/pz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0</text:p>
          </table:table-cell>
          <table:table-cell office:value-type="string">
            <text:p>http://linked.opendata.cz/resource/county/pz</text:p>
          </table:table-cell>
          <table:table-cell office:value-type="string">
            <text:p>Praha západ</text:p>
          </table:table-cell>
          <table:table-cell table:formula="of:=IF([.D91]&lt;&gt;[.F91];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92]&lt;&gt;[.F92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93]&lt;&gt;[.F93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94]&lt;&gt;[.F94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95]&lt;&gt;[.F95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96]&lt;&gt;[.F96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97]&lt;&gt;[.F97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98]&lt;&gt;[.F98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99]&lt;&gt;[.F99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00]&lt;&gt;[.F100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01]&lt;&gt;[.F101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02]&lt;&gt;[.F102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03]&lt;&gt;[.F103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04]&lt;&gt;[.F104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05]&lt;&gt;[.F105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06]&lt;&gt;[.F106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07]&lt;&gt;[.F107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08]&lt;&gt;[.F108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09]&lt;&gt;[.F109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10]&lt;&gt;[.F110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11]&lt;&gt;[.F111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12]&lt;&gt;[.F112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13]&lt;&gt;[.F113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14]&lt;&gt;[.F114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15]&lt;&gt;[.F115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16]&lt;&gt;[.F116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17]&lt;&gt;[.F117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18]&lt;&gt;[.F118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19]&lt;&gt;[.F119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20]&lt;&gt;[.F120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21]&lt;&gt;[.F121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22]&lt;&gt;[.F122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23]&lt;&gt;[.F123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24]&lt;&gt;[.F124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25]&lt;&gt;[.F125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26]&lt;&gt;[.F126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27]&lt;&gt;[.F127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28]&lt;&gt;[.F128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29]&lt;&gt;[.F129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30]&lt;&gt;[.F130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31]&lt;&gt;[.F131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32]&lt;&gt;[.F132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33]&lt;&gt;[.F133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4"/>
          <table:table-cell table:formula="of:=IF([.D82]&lt;&gt;[.F134];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table:number-columns-repeated="4"/>
          <table:table-cell table:formula="of:=IF([.D83]&lt;&gt;[.F135];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table:number-columns-repeated="4"/>
          <table:table-cell table:formula="of:=IF([.D84]&lt;&gt;[.F136];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table:number-columns-repeated="4"/>
          <table:table-cell table:formula="of:=IF([.D85]&lt;&gt;[.F137];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table:number-columns-repeated="4"/>
          <table:table-cell table:formula="of:=IF([.D86]&lt;&gt;[.F138];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table:number-columns-repeated="4"/>
          <table:table-cell table:formula="of:=IF([.D87]&lt;&gt;[.F139];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table:number-columns-repeated="4"/>
          <table:table-cell table:formula="of:=IF([.D88]&lt;&gt;[.F140];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table:number-columns-repeated="4"/>
          <table:table-cell table:formula="of:=IF([.D89]&lt;&gt;[.F141];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table:number-columns-repeated="4"/>
          <table:table-cell table:formula="of:=IF([.D90]&lt;&gt;[.F142];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table:number-columns-repeated="4"/>
          <table:table-cell table:formula="of:=IF([.D91]&lt;&gt;[.F143];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44]&lt;&gt;[.F144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45]&lt;&gt;[.F145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46]&lt;&gt;[.F146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47]&lt;&gt;[.F147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48]&lt;&gt;[.F148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49]&lt;&gt;[.F149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50]&lt;&gt;[.F150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51]&lt;&gt;[.F151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52]&lt;&gt;[.F152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53]&lt;&gt;[.F153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54]&lt;&gt;[.F154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55]&lt;&gt;[.F155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56]&lt;&gt;[.F156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57]&lt;&gt;[.F157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58]&lt;&gt;[.F158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59]&lt;&gt;[.F159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60]&lt;&gt;[.F160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61]&lt;&gt;[.F161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62]&lt;&gt;[.F162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63]&lt;&gt;[.F163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64]&lt;&gt;[.F164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65]&lt;&gt;[.F165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66]&lt;&gt;[.F166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67]&lt;&gt;[.F167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68]&lt;&gt;[.F168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69]&lt;&gt;[.F169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70]&lt;&gt;[.F170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71]&lt;&gt;[.F171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72]&lt;&gt;[.F172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73]&lt;&gt;[.F173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74]&lt;&gt;[.F174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75]&lt;&gt;[.F175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76]&lt;&gt;[.F176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77]&lt;&gt;[.F177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78]&lt;&gt;[.F178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79]&lt;&gt;[.F179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80]&lt;&gt;[.F180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81]&lt;&gt;[.F181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82]&lt;&gt;[.F182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83]&lt;&gt;[.F183];&quot;ne&quot;;&quot;&quot;)">
            <text:p/>
          </table:table-cell>
          <table:table-cell/>
          <table:table-cell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2" office:value-type="string">
            <text:p>01</text:p>
          </table:table-cell>
          <table:table-cell office:value-type="string">
            <text:p>http://linked.opendata.cz/resource/county/bn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2</text:p>
          </table:table-cell>
          <table:table-cell office:value-type="string">
            <text:p>http://linked.opendata.cz/resource/county/be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1</text:p>
          </table:table-cell>
          <table:table-cell office:value-type="string">
            <text:p>http://linked.opendata.cz/resource/county/bk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string">
            <text:p>http://linked.opendata.cz/resource/county/bv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2</text:p>
          </table:table-cell>
          <table:table-cell office:value-type="string">
            <text:p>http://linked.opendata.cz/resource/county/bm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http://linked.opendata.cz/resource/county/bo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1</text:p>
          </table:table-cell>
          <table:table-cell office:value-type="string">
            <text:p>http://linked.opendata.cz/resource/county/br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http://linked.opendata.cz/resource/county/cl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1</text:p>
          </table:table-cell>
          <table:table-cell office:value-type="string">
            <text:p>http://linked.opendata.cz/resource/county/cb</text:p>
          </table:table-cell>
        </table:table-row>
        <table:table-row table:style-name="ro1">
          <table:table-cell table:number-columns-repeated="2" office:value-type="string">
            <text:p>02</text:p>
          </table:table-cell>
          <table:table-cell office:value-type="string">
            <text:p>http://linked.opendata.cz/resource/county/ck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2</text:p>
          </table:table-cell>
          <table:table-cell office:value-type="string">
            <text:p>http://linked.opendata.cz/resource/county/ch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http://linked.opendata.cz/resource/county/cv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3</text:p>
          </table:table-cell>
          <table:table-cell office:value-type="string">
            <text:p>http://linked.opendata.cz/resource/county/cr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http://linked.opendata.cz/resource/county/dc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1</text:p>
          </table:table-cell>
          <table:table-cell office:value-type="string">
            <text:p>http://linked.opendata.cz/resource/county/do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http://linked.opendata.cz/resource/county/fm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1</text:p>
          </table:table-cell>
          <table:table-cell office:value-type="string">
            <text:p>http://linked.opendata.cz/resource/county/hb</text:p>
          </table:table-cell>
        </table:table-row>
        <table:table-row table:style-name="ro1">
          <table:table-cell table:number-columns-repeated="2" office:value-type="string">
            <text:p>06</text:p>
          </table:table-cell>
          <table:table-cell office:value-type="string">
            <text:p>http://linked.opendata.cz/resource/county/ho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2</text:p>
          </table:table-cell>
          <table:table-cell office:value-type="string">
            <text:p>http://linked.opendata.cz/resource/county/hk</text:p>
          </table:table-cell>
        </table:table-row>
        <table:table-row table:style-name="ro1">
          <table:table-cell table:number-columns-repeated="2" office:value-type="string">
            <text:p>04</text:p>
          </table:table-cell>
          <table:table-cell office:value-type="string">
            <text:p>http://linked.opendata.cz/resource/county/jn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11</text:p>
          </table:table-cell>
          <table:table-cell office:value-type="string">
            <text:p>http://linked.opendata.cz/resource/county/je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string">
            <text:p>http://linked.opendata.cz/resource/county/jc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7</text:p>
          </table:table-cell>
          <table:table-cell office:value-type="string">
            <text:p>http://linked.opendata.cz/resource/county/ji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http://linked.opendata.cz/resource/county/jh</text:p>
          </table:table-cell>
        </table:table-row>
        <table:table-row table:style-name="ro1">
          <table:table-cell table:number-columns-repeated="2" office:value-type="string">
            <text:p>03</text:p>
          </table:table-cell>
          <table:table-cell office:value-type="string">
            <text:p>http://linked.opendata.cz/resource/county/kv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http://linked.opendata.cz/resource/county/ki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3</text:p>
          </table:table-cell>
          <table:table-cell office:value-type="string">
            <text:p>http://linked.opendata.cz/resource/county/kl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http://linked.opendata.cz/resource/county/kt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string">
            <text:p>http://linked.opendata.cz/resource/county/ko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8</text:p>
          </table:table-cell>
          <table:table-cell office:value-type="string">
            <text:p>http://linked.opendata.cz/resource/county/km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5</text:p>
          </table:table-cell>
          <table:table-cell office:value-type="string">
            <text:p>http://linked.opendata.cz/resource/county/kh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5</text:p>
          </table:table-cell>
          <table:table-cell office:value-type="string">
            <text:p>http://linked.opendata.cz/resource/county/lb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6</text:p>
          </table:table-cell>
          <table:table-cell office:value-type="string">
            <text:p>http://linked.opendata.cz/resource/county/lt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7</text:p>
          </table:table-cell>
          <table:table-cell office:value-type="string">
            <text:p>http://linked.opendata.cz/resource/county/ln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http://linked.opendata.cz/resource/county/me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7</text:p>
          </table:table-cell>
          <table:table-cell office:value-type="string">
            <text:p>http://linked.opendata.cz/resource/county/mb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8</text:p>
          </table:table-cell>
          <table:table-cell office:value-type="string">
            <text:p>http://linked.opendata.cz/resource/county/mo</text:p>
          </table:table-cell>
        </table:table-row>
        <table:table-row table:style-name="ro1">
          <table:table-cell table:number-columns-repeated="2" office:value-type="string">
            <text:p>05</text:p>
          </table:table-cell>
          <table:table-cell office:value-type="string">
            <text:p>http://linked.opendata.cz/resource/county/na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string">
            <text:p>http://linked.opendata.cz/resource/county/nj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8</text:p>
          </table:table-cell>
          <table:table-cell office:value-type="string">
            <text:p>http://linked.opendata.cz/resource/county/nb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5</text:p>
          </table:table-cell>
          <table:table-cell office:value-type="string">
            <text:p>http://linked.opendata.cz/resource/county/ol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6</text:p>
          </table:table-cell>
          <table:table-cell office:value-type="string">
            <text:p>http://linked.opendata.cz/resource/county/op</text:p>
          </table:table-cell>
        </table:table-row>
        <table:table-row table:style-name="ro1">
          <table:table-cell table:number-columns-repeated="2" office:value-type="string">
            <text:p>07</text:p>
          </table:table-cell>
          <table:table-cell office:value-type="string">
            <text:p>http://linked.opendata.cz/resource/county/ov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6</text:p>
          </table:table-cell>
          <table:table-cell office:value-type="string">
            <text:p>http://linked.opendata.cz/resource/county/pu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4</text:p>
          </table:table-cell>
          <table:table-cell office:value-type="string">
            <text:p>http://linked.opendata.cz/resource/county/pe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5</text:p>
          </table:table-cell>
          <table:table-cell office:value-type="string">
            <text:p>http://linked.opendata.cz/resource/county/pi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6</text:p>
          </table:table-cell>
          <table:table-cell office:value-type="string">
            <text:p>http://linked.opendata.cz/resource/county/pj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5</text:p>
          </table:table-cell>
          <table:table-cell office:value-type="string">
            <text:p>http://linked.opendata.cz/resource/county/pm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http://linked.opendata.cz/resource/county/ps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6</text:p>
          </table:table-cell>
          <table:table-cell office:value-type="string">
            <text:p>http://linked.opendata.cz/resource/county/pt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8</text:p>
          </table:table-cell>
          <table:table-cell office:value-type="string">
            <text:p>http://linked.opendata.cz/resource/county/pr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http://linked.opendata.cz/resource/county/pb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12</text:p>
          </table:table-cell>
          <table:table-cell office:value-type="string">
            <text:p>http://linked.opendata.cz/resource/county/pv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http://linked.opendata.cz/resource/county/ra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8</text:p>
          </table:table-cell>
          <table:table-cell office:value-type="string">
            <text:p>http://linked.opendata.cz/resource/county/ro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7</text:p>
          </table:table-cell>
          <table:table-cell office:value-type="string">
            <text:p>http://linked.opendata.cz/resource/county/rk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8</text:p>
          </table:table-cell>
          <table:table-cell office:value-type="string">
            <text:p>http://linked.opendata.cz/resource/county/sm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9</text:p>
          </table:table-cell>
          <table:table-cell office:value-type="string">
            <text:p>http://linked.opendata.cz/resource/county/so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7</text:p>
          </table:table-cell>
          <table:table-cell office:value-type="string">
            <text:p>http://linked.opendata.cz/resource/county/st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9</text:p>
          </table:table-cell>
          <table:table-cell office:value-type="string">
            <text:p>http://linked.opendata.cz/resource/county/su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9</text:p>
          </table:table-cell>
          <table:table-cell office:value-type="string">
            <text:p>http://linked.opendata.cz/resource/county/sy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http://linked.opendata.cz/resource/county/ta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http://linked.opendata.cz/resource/county/tc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9</text:p>
          </table:table-cell>
          <table:table-cell office:value-type="string">
            <text:p>http://linked.opendata.cz/resource/county/tp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0</text:p>
          </table:table-cell>
          <table:table-cell office:value-type="string">
            <text:p>http://linked.opendata.cz/resource/county/tr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http://linked.opendata.cz/resource/county/tu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1</text:p>
          </table:table-cell>
          <table:table-cell office:value-type="string">
            <text:p>http://linked.opendata.cz/resource/county/uh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http://linked.opendata.cz/resource/county/ul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11</text:p>
          </table:table-cell>
          <table:table-cell office:value-type="string">
            <text:p>http://linked.opendata.cz/resource/county/uo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5</text:p>
          </table:table-cell>
          <table:table-cell office:value-type="string">
            <text:p>http://linked.opendata.cz/resource/county/vs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http://linked.opendata.cz/resource/county/vy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4</text:p>
          </table:table-cell>
          <table:table-cell office:value-type="string">
            <text:p>http://linked.opendata.cz/resource/county/zr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5</text:p>
          </table:table-cell>
          <table:table-cell office:value-type="string">
            <text:p>http://linked.opendata.cz/resource/county/zl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http://linked.opendata.cz/resource/county/zn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1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0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2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3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4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5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6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7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8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2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3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4</text:p>
          </table:table-cell>
          <table:table-cell office:value-type="string">
            <text:p>http://linked.opendata.cz/resource/county/ab</text:p>
          </table:table-cell>
        </table:table-row>
        <table:table-row table:style-name="ro2">
          <table:table-cell office:value-type="string">
            <text:p>01</text:p>
          </table:table-cell>
          <table:table-cell office:value-type="string">
            <text:p>13</text:p>
          </table:table-cell>
          <table:table-cell office:value-type="string">
            <text:p><text:a xlink:href="http://linked.opendata.cz/resource/county/ph,http://linked.opendata.cz/resource/county/pz">http://linked.opendata.cz/resource/county/ph,http://linked.opendata.cz/resource/county/pz</text:a>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9</text:p>
          </table:table-cell>
          <table:table-cell office:value-type="string">
            <text:p>http://linked.opendata.cz/resource/county/ph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0</text:p>
          </table:table-cell>
          <table:table-cell office:value-type="string">
            <text:p>http://linked.opendata.cz/resource/county/pz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F1:Sheet1.G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5/01/2014</text:date>, <text:time>21:3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47S</meta:editing-duration>
    <meta:editing-cycles>4</meta:editing-cycles>
    <meta:generator>OpenOffice.org/3.4.1$Win32 OpenOffice.org_project/341m1$Build-9593</meta:generator>
    <dc:date>2014-01-05T21:39:20.34</dc:date>
    <meta:document-statistic meta:table-count="3" meta:cell-count="1175" meta:object-count="0"/>
    <meta:user-defined meta:name="Info 1"/>
    <meta:user-defined meta:name="Info 2"/>
    <meta:user-defined meta:name="Info 3"/>
    <meta:user-defined meta:name="Info 4"/>
  </office:meta>
</office:document-meta>
</file>